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RobotoDraft, Helvetica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3a79" officeooo:paragraph-rsid="001f3a79"/>
    </style:style>
    <style:style style:name="P2" style:family="paragraph" style:parent-style-name="Standard" style:list-style-name="L1">
      <style:text-properties officeooo:rsid="001f3a79" officeooo:paragraph-rsid="001f3a79"/>
    </style:style>
    <style:style style:name="P3" style:family="paragraph" style:parent-style-name="Standard" style:list-style-name="L2">
      <style:text-properties officeooo:rsid="001f3a79" officeooo:paragraph-rsid="001f3a79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3a79" officeooo:paragraph-rsid="001f3a79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f3a79" officeooo:paragraph-rsid="001f3a79" style:font-size-asian="36pt" style:font-weight-asian="bold" style:font-size-complex="36pt" style:font-weight-complex="bold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1f3a79" officeooo:paragraph-rsid="001f3a79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4pt" fo:font-weight="bold" officeooo:rsid="001f3a79" officeooo:paragraph-rsid="001f3a79" style:font-weight-asian="bold" style:font-weight-complex="bold"/>
    </style:style>
    <style:style style:name="P8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paragraph-rsid="001f3a79" style:font-weight-asian="bold" style:font-weight-complex="bold"/>
    </style:style>
    <style:style style:name="P9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206027" officeooo:paragraph-rsid="00206027" style:font-weight-asian="bold" style:font-weight-complex="bold"/>
    </style:style>
    <style:style style:name="P10" style:family="paragraph" style:parent-style-name="Standard">
      <style:text-properties fo:font-weight="bold" officeooo:rsid="001f3a79" officeooo:paragraph-rsid="001f3a79" style:font-weight-asian="bold" style:font-weight-complex="bold"/>
    </style:style>
    <style:style style:name="P11" style:family="paragraph" style:parent-style-name="Standard" style:list-style-name="L1">
      <style:text-properties fo:font-size="10pt" officeooo:rsid="001f3a79" officeooo:paragraph-rsid="001f3a79"/>
    </style:style>
    <style:style style:name="P12" style:family="paragraph" style:parent-style-name="Standard" style:list-style-name="L2">
      <style:text-properties officeooo:rsid="00206027" officeooo:paragraph-rsid="00206027"/>
    </style:style>
    <style:style style:name="P13" style:family="paragraph" style:parent-style-name="Standard">
      <style:text-properties officeooo:rsid="00206027" officeooo:paragraph-rsid="00206027"/>
    </style:style>
    <style:style style:name="P14" style:family="paragraph" style:parent-style-name="Standard">
      <style:paragraph-properties fo:text-align="center" style:justify-single-word="false"/>
      <style:text-properties officeooo:rsid="00206027" officeooo:paragraph-rsid="00206027"/>
    </style:style>
    <style:style style:name="T1" style:family="text">
      <style:text-properties officeooo:rsid="001f3a79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f8f9c"/>
    </style:style>
    <style:style style:name="T5" style:family="text">
      <style:text-properties style:font-name="Liberation Seri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ème 1A</text:p>
      <text:p text:style-name="P4">Génétique et évolution</text:p>
      <text:p text:style-name="P1"/>
      <text:p text:style-name="P6">Chapitre 1 : Le brassage génétique et sa contribution à la diversité génétique</text:p>
      <text:p text:style-name="P1"/>
      <text:p text:style-name="P7">Introduction</text:p>
      <text:p text:style-name="P1"/>
      <text:p text:style-name="P10">Définition d’une espèce :</text:p>
      <text:list xml:id="list2441579927141921847" text:style-name="L1">
        <text:list-item>
          <text:p text:style-name="P2">Ensemble d’individus qui se ressemblent, qui sont interféconds (qui peuvent se reproduire entre eux), et qui ont une descendance fertile</text:p>
        </text:list-item>
        <text:list-item>
          <text:p text:style-name="P2">Chaque espèce est caractérisée par le partage d’un même caryotype</text:p>
          <text:list>
            <text:list-item>
              <text:p text:style-name="P11">Humain : 2<text:span text:style-name="T3">n</text:span> = 46</text:p>
              <text:list>
                <text:list-header>
                  <text:p text:style-name="P11"><text:span text:style-name="T3">n</text:span> = nombre de paires caractéristique d’une espèce</text:p>
                </text:list-header>
              </text:list>
            </text:list-item>
          </text:list>
          <text:p text:style-name="P2">On a tous les même gênes au sein d’un même caryotype</text:p>
        </text:list-item>
        <text:list-item>
          <text:p text:style-name="P2">Pour les cellules somatiques, le caryotype est réalisé en métaphase de la mitose</text:p>
          <text:p text:style-name="P2">Pour les gamètes, le caryotype est réalisé en métaphase de la 2<text:span text:style-name="T2">e</text:span> division de la méiose</text:p>
        </text:list-item>
        <text:list-item>
          <text:p text:style-name="P2">Le caryotype est caractérisé par :</text:p>
          <text:list>
            <text:list-item>
              <text:p text:style-name="P2">Le nombre de chromosomes</text:p>
            </text:list-item>
            <text:list-item>
              <text:p text:style-name="P2">La taille des chromosomes</text:p>
            </text:list-item>
            <text:list-item>
              <text:p text:style-name="P2">La position du centre-mère</text:p>
            </text:list-item>
            <text:list-item>
              <text:p text:style-name="P2">La disposition des bandes sombres et claires</text:p>
            </text:list-item>
          </text:list>
        </text:list-item>
      </text:list>
      <text:p text:style-name="P1"/>
      <text:p text:style-name="P1"/>
      <text:list xml:id="list4624133483342163388" text:style-name="L2">
        <text:list-item>
          <text:p text:style-name="P8"><text:span text:style-name="T1">Le cycle de développement chez l’homme</text:span></text:p>
          <text:p text:style-name="P3">C’est l’ensemble des étapes qui permettent de passer d’un individu de la génération <text:span text:style-name="T3">n</text:span> à un individu de la génération <text:span text:style-name="T3">n</text:span>+1</text:p>
        </text:list-item>
      </text:list>
      <text:p text:style-name="P1"/>
      <text:p text:style-name="P1"/>
      <text:p text:style-name="P1"/>
      <text:list xml:id="list94655924701672" text:continue-numbering="true" text:style-name="L2">
        <text:list-header>
          <text:p text:style-name="P3"><text:s/><text:tab/>// <text:span text:style-name="T4">Schéma du cycle de développement chez l’homme //</text:span></text:p>
        </text:list-header>
      </text:list>
      <text:p text:style-name="P1"/>
      <text:p text:style-name="P1"/>
      <text:p text:style-name="P1"/>
      <text:list xml:id="list94656437591211" text:continue-numbering="true" text:style-name="L2">
        <text:list-item>
          <text:p text:style-name="P9">Le déroulement de la méiose</text:p>
          <text:p text:style-name="P12">C’est un ensemble de deux divisions successives sans réplication de l’ADN entre ces deux divisions</text:p>
          <text:p text:style-name="P12">Elle permet de produire à partir d’une cellule diploïde (2<text:span text:style-name="T3">n</text:span>) 4 cellules haploïdes (<text:span text:style-name="T3">n</text:span>)</text:p>
          <text:p text:style-name="P12">Elle n’affecte que les cellules de la lignée germinale présente dans les gamètes</text:p>
        </text:list-item>
      </text:list>
      <text:p text:style-name="P13"><text:span text:style-name="T5"/></text:p>
      <text:p text:style-name="P13"><text:span text:style-name="T5"/></text:p>
      <text:p text:style-name="P14"><text:span text:style-name="T5">// Schéma de la méiose //</text:span></text:p>
      <text:p text:style-name="P13"><text:span text:style-name="T5"/></text:p>
      <text:p text:style-name="P13"><text:span text:style-name="T5"/></text:p>
      <text:list xml:id="list94655800629234" text:continue-numbering="true" text:style-name="L2">
        <text:list-item>
          <text:p text:style-name="P12"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RobotoDraft, Helvetica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8:17:20.896000000</meta:creation-date>
    <dc:date>2018-12-05T09:46:55.386000000</dc:date>
    <meta:editing-duration>PT1H15M48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6" meta:word-count="235" meta:character-count="1329" meta:non-whitespace-character-count="1132"/>
  </office:meta>
</office:document-meta>
</file>